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10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/>
          <table:table-cell table:formula="of:=SUM([.B2:.F2])" office:value-type="float" office:value="18000">
            <text:p>18000</text:p>
          </table:table-cell>
          <table:table-cell table:style-name="ce8" table:formula="of:=SUM([.B19:.F19])" office:value-type="float" office:value="1218.27380952381">
            <text:p>12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1218.27380952381">
            <text:p>12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218.27380952381">
            <text:p>1218.2738095238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218.27380952381">
            <text:p>1218.2738095238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1218.27380952381">
            <text:p>12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1218.27380952381">
            <text:p>12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1218.27380952381">
            <text:p>12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968.27380952381">
            <text:p>9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318.75">
            <text:p>3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 table:number-columns-repeated="2"/>
          <table:table-cell table:style-name="Default"/>
          <table:table-cell table:style-name="Default" table:formula="of:=SUM([.B19:.F19])" office:value-type="float" office:value="1218.27380952381">
            <text:p>1218.27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1218.27380952381">
            <text:p>12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/>
          <table:table-cell table:style-name="Default" table:number-columns-repeated="3"/>
          <table:table-cell table:style-name="ce7" office:value-type="float" office:value="10600">
            <text:p>106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7/09/2015</text:date>, <text:time>10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9T10:40:56</dc:date>
    <meta:editing-duration>PT13H24M58S</meta:editing-duration>
    <meta:editing-cycles>539</meta:editing-cycles>
    <meta:generator>OpenOffice/4.1.1$Unix OpenOffice.org_project/411m6$Build-9775</meta:generator>
    <dc:creator>employee employee</dc:creator>
    <meta:document-statistic meta:table-count="5" meta:cell-count="1142" meta:object-count="0"/>
  </office:meta>
</office:document-meta>
</file>